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imp! - Restless Studio Prim Configuration Script</text:p>
      <text:p text:style-name="P2"/>
      <text:p text:style-name="Standard">Dialog menus to configure a prim's textures, size, transparency,</text:p>
      <text:p text:style-name="Standard">position, glow, brightness, type, opacity, and phantom.</text:p>
      <text:p text:style-name="Standard"/>
      <text:p text:style-name="Standard">Written by <text:a xlink:type="simple" xlink:href="mailto:missyrestless@gmail.com?subject=Primp!">Missy Restless</text:a></text:p>
      <text:p text:style-name="Standard"/>
      <text:p text:style-name="Standard">Updated 08-Apr-2010 with additional support for a slide show and new menus for configuration of shiny, bump, color, flexible, wind, tension, force, softness, gravity, friction, material, hole type, and hollow percent.</text:p>
      <text:p text:style-name="Standard"/>
      <text:p text:style-name="P1">Introduction</text:p>
      <text:p text:style-name="Standard"/>
      <text:p text:style-name="Standard">I originally developed this script to cycle thru several textures for use</text:p>
      <text:p text:style-name="Standard">in land screens. It quickly evolved into a general purpose prim configuration</text:p>
      <text:p text:style-name="Standard">tool and can be used for a wide variety of prim deployments.</text:p>
      <text:p text:style-name="Standard"/>
      <text:p text:style-name="Standard">The script presents over two dozen menus allowing you to interactively</text:p>
      <text:p text:style-name="Standard">configure the prim in which it resides. Dialog menus are available for</text:p>
      <text:p text:style-name="Standard">the configuration of prim properties including size, brightness, phantom,</text:p>
      <text:p text:style-name="Standard">position, type, glow, opacity, shininess, bump map, color, flexible, wind,</text:p>
      <text:p text:style-name="Standard">tension, force, softness, gravity, friction, material, hole type, hollow</text:p>
      <text:p text:style-name="Standard">percent, and detection of prim face numbers.</text:p>
      <text:p text:style-name="Standard"/>
      <text:p text:style-name="Standard">The prim can be configured to present a slide show of all the textures</text:p>
      <text:p text:style-name="Standard">with a specified delay between slides. Freely usable and redistributable</text:p>
      <text:p text:style-name="Standard">textures from the Wikimedia Commons are provided and can be used to texture</text:p>
      <text:p text:style-name="Standard">the prim faces. In addition, prim faces can be selectively textured as</text:p>
      <text:p text:style-name="Standard">transparent or the opacity of faces can be adjusted to make them</text:p>
      <text:p text:style-name="Standard">semi-transparent.</text:p>
      <text:p text:style-name="Standard"/>
      <text:p text:style-name="Standard">If the user has appropriate permissions the prim can be textured with the</text:p>
      <text:p text:style-name="Standard">parcel media texture thereby allowing the prim to be used as a media viewer</text:p>
      <text:p text:style-name="Standard">on the parcel property. See below for further instructions on how to configure</text:p>
      <text:p text:style-name="Standard">a prim as a media viewer on group owned land.</text:p>
      <text:p text:style-name="Standard"/>
      <text:p text:style-name="Standard">Only texture UUID's are used so no textures need to be loaded into the prim's</text:p>
      <text:p text:style-name="Standard">contents. You can configure your own textures by replacing those included</text:p>
      <text:p text:style-name="Standard">in the Configuration notecard with names and UUID's of any textures you wish.</text:p>
      <text:p text:style-name="Standard">See the section on the Configuration notecard below for specific instructions.</text:p>
      <text:p text:style-name="Standard"/>
      <text:p text:style-name="P1">Setup</text:p>
      <text:p text:style-name="Standard"/>
      <text:p text:style-name="Standard">In order to use the Primp! configuration script it must be placed in the</text:p>
      <text:p text:style-name="Standard">contents of a prim. To do so, right click the prim, choose edit, and click</text:p>
      <text:p text:style-name="Standard">the Contents tab. Drag the Primp! configuration script into the prim contents</text:p>
      <text:p text:style-name="Standard">tab and optionally the Configuration notecard. Note, you should not need</text:p>
      <text:p text:style-name="Standard">the Configuration notecard unless you with to modify the textures used or</text:p>
      <text:p text:style-name="Standard"><text:soft-page-break/>run several prim configurations on the same channel. After dropping the</text:p>
      <text:p text:style-name="Standard">Primp! configuration script into the prim contents and while the edit window</text:p>
      <text:p text:style-name="Standard">is still open recompile the script in Mono as follows:</text:p>
      <text:p text:style-name="Standard"/>
      <text:p text:style-name="Standard"><text:s text:c="4"/><text:span text:style-name="T2">Second Life &amp; Phoenix Viewers</text:span></text:p>
      <text:p text:style-name="Standard"><text:s text:c="3"/></text:p>
      <text:p text:style-name="Standard"><text:s text:c="4"/>Click the Tools menu entry at the top of the Second Life window.</text:p>
      <text:p text:style-name="Standard"><text:s text:c="4"/>From the drop-down menu select "Recompile Scripts in Selection" and</text:p>
      <text:p text:style-name="Standard"><text:s text:c="4"/>click on "Mono".</text:p>
      <text:p text:style-name="Standard"/>
      <text:p text:style-name="Standard"><text:s text:c="4"/><text:span text:style-name="T2">Second Life Viewer 2</text:span></text:p>
      <text:p text:style-name="Standard"><text:s text:c="3"/></text:p>
      <text:p text:style-name="Standard"><text:s text:c="4"/>Click the Build menu entry at the top of the Second Life Viewer 2 window.</text:p>
      <text:p text:style-name="Standard"><text:s text:c="4"/>From the drop-down menu select "Scripts" and "Recompile Scripts (Mono)".</text:p>
      <text:p text:style-name="Standard"/>
      <text:p text:style-name="Standard">Once the script has been recompiled, close the recompile and edit windows.</text:p>
      <text:p text:style-name="Standard">Wait a few seconds while the script initializes. After the script indicates</text:p>
      <text:p text:style-name="Standard">initialization is complete, click on the prim.</text:p>
      <text:p text:style-name="Standard"/>
      <text:p text:style-name="Standard">You should be presented with the main Primp! configuration menu.</text:p>
      <text:p text:style-name="Standard"/>
      <text:p text:style-name="Standard"><text:s text:c="4"/><text:span text:style-name="T4">Configuration as a Media Screen</text:span></text:p>
      <text:p text:style-name="Standard"/>
      <text:p text:style-name="Standard"><text:s text:c="4"/>Clicking "Media" on the main Primp! configuration menu will texture the</text:p>
      <text:p text:style-name="Standard"><text:s text:c="4"/>active face(s) of the prim with the parcel media texture if you have</text:p>
      <text:p text:style-name="Standard"><text:s text:c="4"/>appropriate permissions on that parcel. Typically this is the parcel</text:p>
      <text:p text:style-name="Standard"><text:s text:c="4"/>owner. On group owned land the object must be deeded to the group in</text:p>
      <text:p text:style-name="Standard"><text:s text:c="4"/>order to use the parcel media texture. To do so, the object must first</text:p>
      <text:p text:style-name="Standard"><text:s text:c="4"/>be in the same group that owns the land and you must be a member of</text:p>
      <text:p text:style-name="Standard"><text:s text:c="4"/>that group with deed permission. To deed the object to the land group:</text:p>
      <text:p text:style-name="Standard"/>
      <text:p text:style-name="Standard"><text:s text:c="8"/>- Right click on the parcel of land and choose About Land to find</text:p>
      <text:p text:style-name="Standard"><text:s text:c="10"/>the name of the group that owns the land. You must be a member of</text:p>
      <text:p text:style-name="Standard"><text:s text:c="10"/>this group, and you must also be in a role that has permissions to</text:p>
      <text:p text:style-name="Standard"><text:s text:c="10"/>deed items to that group.</text:p>
      <text:p text:style-name="Standard"/>
      <text:p text:style-name="Standard"><text:s text:c="8"/>- Once you have determined the land group, make sure you are Active</text:p>
      <text:p text:style-name="Standard"><text:s text:c="10"/>(wearing the group tag) in that group. Edit the object and make sure</text:p>
      <text:p text:style-name="Standard"><text:s text:c="10"/>that the group is set to the correct group. If not, change the group</text:p>
      <text:p text:style-name="Standard"><text:s text:c="10"/>by clicking the Set button in the General tab.</text:p>
      <text:p text:style-name="Standard"/>
      <text:p text:style-name="Standard"><text:s text:c="8"/>- After you have the group set correctly, check the "Share with group"</text:p>
      <text:p text:style-name="Standard"><text:s text:c="10"/>box then click the deed button.</text:p>
      <text:p text:style-name="Standard"/>
      <text:p text:style-name="Standard"><text:s text:c="8"/>- Once the object has been deeded to the group and with that group</text:p>
      <text:p text:style-name="Standard"><text:s text:c="10"/>as your active group, right click the Configuration notecard in</text:p>
      <text:p text:style-name="Standard"><text:s text:c="10"/>the Contents tab of the edit window of the prim. Choose properties</text:p>
      <text:p text:style-name="Standard"><text:s text:c="10"/>and check the Share with group checkbox then close the properties</text:p>
      <text:p text:style-name="Standard"><text:s text:c="10"/>window. Do the same for the Primp! configuration script.</text:p>
      <text:p text:style-name="Standard"><text:soft-page-break/></text:p>
      <text:p text:style-name="P1">Menus</text:p>
      <text:p text:style-name="Standard"/>
      <text:p text:style-name="Standard">The following menus, with their submenus indented below them, are</text:p>
      <text:p text:style-name="Standard">presented by the Primp! configuration script:</text:p>
      <text:p text:style-name="Standard"/>
      <text:p text:style-name="Standard"><text:s text:c="4"/>Main Menu</text:p>
      <text:p text:style-name="Standard"><text:s text:c="4"/>---------</text:p>
      <text:p text:style-name="Standard"><text:s text:c="4"/>"Glow" - set the glow level of the prim</text:p>
      <text:p text:style-name="Standard"><text:s text:c="4"/>"Position" - adjust the position of the prim</text:p>
      <text:p text:style-name="Standard"><text:s text:c="4"/>"Get Face #" - display how faces are numbered</text:p>
      <text:p text:style-name="Standard"><text:s text:c="4"/>"Rotate" - set the angle textures are rotated (or none)</text:p>
      <text:p text:style-name="Standard"><text:s text:c="4"/>"Set Face #" - select which face to make active (or all)</text:p>
      <text:p text:style-name="Standard"><text:s text:c="4"/>"Textures" - select which texture to use on the active face(s), including</text:p>
      <text:p text:style-name="Standard"><text:s text:c="17"/>the parcel media texture with appropriate permissions</text:p>
      <text:p text:style-name="Standard"><text:s text:c="8"/>"More" - additional 8 textures in addition to 8 in parent dialog</text:p>
      <text:p text:style-name="Standard"><text:s text:c="8"/>"Slide Show" - set the delay between slides and turn slide show on/off</text:p>
      <text:p text:style-name="Standard"><text:s text:c="4"/>"Reset" - re-initialize the prim</text:p>
      <text:p text:style-name="Standard"><text:s text:c="4"/>"Transparent" - select which prim face(s) to make transparent (or all)</text:p>
      <text:p text:style-name="Standard"><text:s text:c="8"/>"Opacity" - select the opacity level of active face(s)</text:p>
      <text:p text:style-name="Standard"><text:s text:c="4"/>"Size" - increase or decrease the width, length, or height of the prim</text:p>
      <text:p text:style-name="Standard"><text:s text:c="4"/>"Exit" - exit the Primp! configuration script dialogs</text:p>
      <text:p text:style-name="Standard"><text:s text:c="4"/>"Shape" - select the shape of the prim from Prism, Sphere, Cylinder,</text:p>
      <text:p text:style-name="Standard"><text:s text:c="14"/>Torus, Tube, Ring, Box (default)</text:p>
      <text:p text:style-name="Standard"><text:s text:c="4"/>"Properties" - select from a variety of prim properties to configure</text:p>
      <text:p text:style-name="Standard"><text:s text:c="8"/>"Brightness - set the brightness of the prim</text:p>
      <text:p text:style-name="Standard"><text:s text:c="8"/>"Phantom" - set whether the prim is phantom</text:p>
      <text:p text:style-name="Standard"><text:s text:c="8"/>"Color" - set the color of the active face(s)</text:p>
      <text:p text:style-name="Standard"><text:s text:c="8"/>"Bump Map" - select from 18 different bumpy surfaces</text:p>
      <text:p text:style-name="Standard"><text:s text:c="8"/>"Shinyness" - set the shiny level of the prim</text:p>
      <text:p text:style-name="Standard"><text:s text:c="8"/>"Material" - set the physical material of the object</text:p>
      <text:p text:style-name="Standard"><text:s text:c="8"/>"Hole" - set the hole type and hollow percentage of hole</text:p>
      <text:p text:style-name="Standard"><text:s text:c="8"/>"Flexible" - set whether the prim is flexible and flexible properties</text:p>
      <text:p text:style-name="Standard"><text:s text:c="19"/>wind, tension, force, softness, gravity, &amp; friction</text:p>
      <text:p text:style-name="Standard"><text:s text:c="4"/>"Exit" - brings up a dialog allowing you to quit, delete the script and</text:p>
      <text:p text:style-name="Standard"><text:s text:c="13"/>quit, or return to the main menu</text:p>
      <text:p text:style-name="Standard"/>
      <text:p text:style-name="Standard"><text:s text:c="4"/>The Size and Shape buttons are not displayed when using a Megaprim.</text:p>
      <text:p text:style-name="Standard"><text:s text:c="4"/>The Get Face # button is shown only for objects with full permissions.</text:p>
      <text:p text:style-name="Standard"/>
      <text:p text:style-name="P1">Example Usage</text:p>
      <text:p text:style-name="Standard"/>
      <text:p text:style-name="Standard">Suppose you wish to configure a megaprim land screen either for privacy</text:p>
      <text:p text:style-name="Standard">or to replace the view of an ugly building next door with a beautiful</text:p>
      <text:p text:style-name="Standard">waterfall. In this case you may need to apply a texture to one face of</text:p>
      <text:p text:style-name="Standard">the megaprim while making the other faces transparent. You can easily</text:p>
      <text:p text:style-name="Standard">accomplish this task by following these steps:</text:p>
      <text:p text:style-name="Standard"/>
      <text:p text:style-name="Standard"><text:soft-page-break/><text:s text:c="4"/>- Erect the prim approximately where you want the position the screen</text:p>
      <text:p text:style-name="Standard"><text:s text:c="4"/>- Edit the prim and place the Primp! script and (optionally) the</text:p>
      <text:p text:style-name="Standard"><text:s text:c="6"/>Configure notecard in the prim's contents. Close the edit window.</text:p>
      <text:p text:style-name="Standard"><text:s text:c="4"/>- Click on the prim and select the "Get Face #" menu button</text:p>
      <text:p text:style-name="Standard"><text:s text:c="4"/>- Click on the "Locate Face #" buttons until the face you wish to</text:p>
      <text:p text:style-name="Standard"><text:s text:c="6"/>texture turns blank white. Note the face number and click "Done"</text:p>
      <text:p text:style-name="Standard"><text:s text:c="4"/>- Click on the "Textures" button and then click on the texture you</text:p>
      <text:p text:style-name="Standard"><text:s text:c="6"/>wish to use. Try several until you find one suitable for your needs.</text:p>
      <text:p text:style-name="Standard"><text:s text:c="6"/>After applying the texture click "Main Menu".</text:p>
      <text:p text:style-name="Standard"><text:s text:c="4"/>- Click the "Transparent" button and then click each of the faces that</text:p>
      <text:p text:style-name="Standard"><text:s text:c="6"/>is not the face you wish to remain textured. For instance, if face 3</text:p>
      <text:p text:style-name="Standard"><text:s text:c="6"/>is the face you wish to remain textured, you would click each of the</text:p>
      <text:p text:style-name="Standard"><text:s text:c="6"/>face buttons 0, 1, 2, 4, 5, and 6.</text:p>
      <text:p text:style-name="Standard"/>
      <text:p text:style-name="Standard">You're done but you may want to perform further configuration. Especially</text:p>
      <text:p text:style-name="Standard">in the case of a megaprim it may be desirable to make the prim phantom.</text:p>
      <text:p text:style-name="Standard">This means avitars and other objects will not collide with the screen</text:p>
      <text:p text:style-name="Standard">potentially causing lag. To do so, click the "Brightness/Phantom" button</text:p>
      <text:p text:style-name="Standard">and click "Phantom ON". You may also wish to configure the screen so that</text:p>
      <text:p text:style-name="Standard">subsequent texturing only applies to a single face (e.g. face 3). To do so,</text:p>
      <text:p text:style-name="Standard">click "Set Face #" and then click on the desired face (e.g. "Face 3"). Now</text:p>
      <text:p text:style-name="Standard">any future texturing will only apply to face 3 and the other faces will</text:p>
      <text:p text:style-name="Standard">remain transparent. You can also perform final positioning and other</text:p>
      <text:p text:style-name="Standard">adjustments as needed although the size of megaprims cannot be changed.</text:p>
      <text:p text:style-name="Standard">Turning Brightness ON and adding a small glow factor is often nice.</text:p>
      <text:p text:style-name="Standard"/>
      <text:p text:style-name="P1">Configuration Notecard</text:p>
      <text:p text:style-name="Standard"/>
      <text:p text:style-name="Standard">The Configuration notecard for the prim configure script can be used</text:p>
      <text:p text:style-name="Standard">to provide default settings and textures. All settings in the notecard</text:p>
      <text:p text:style-name="Standard">are specified in the format "&lt;name&gt; = &lt;value&gt;". DO NOT use "=" in either</text:p>
      <text:p text:style-name="Standard">the &lt;name&gt; or &lt;value&gt; as the "=" character is used as a delimiter in</text:p>
      <text:p text:style-name="Standard">parsing the notecard.</text:p>
      <text:p text:style-name="Standard"><text:s text:c="4"/></text:p>
      <text:p text:style-name="Standard">Comments (lines beginning with #) and empty lines can be deleted</text:p>
      <text:p text:style-name="Standard">from this notecard when it is placed in a prim in order to speed</text:p>
      <text:p text:style-name="Standard">the initialization process. Make a copy first so that you can refer</text:p>
      <text:p text:style-name="Standard">back to the comments if needed. Note that in the current version this</text:p>
      <text:p text:style-name="Standard">is not necessary as Primp! now only reads the settings and comments</text:p>
      <text:p text:style-name="Standard">are ignored. See the comments in the Configuration notecard for details.</text:p>
      <text:p text:style-name="Standard"><text:s text:c="4"/></text:p>
      <text:p text:style-name="Standard">You can specify values for the channel, face(s) to texture, rotation of</text:p>
      <text:p text:style-name="Standard">textures, and the textures to choose from in the Configuration notecard.</text:p>
      <text:p text:style-name="Standard"><text:s text:c="4"/></text:p>
      <text:p text:style-name="Standard"><text:s text:c="3"/><text:span text:style-name="T4"><text:s/>Channel Setting</text:span></text:p>
      <text:p text:style-name="Standard"><text:s/></text:p>
      <text:p text:style-name="Standard"><text:s text:c="4"/>To set the communication channel, add a line of the form</text:p>
      <text:p text:style-name="Standard"><text:s text:c="4"/>"channel = &lt;number&gt;"</text:p>
      <text:p text:style-name="Standard"><text:soft-page-break/><text:s text:c="4"/>where &lt;number&gt; is recommended to be a large negative integer (for instance,</text:p>
      <text:p text:style-name="Standard"><text:s text:c="4"/>channel = -123456789</text:p>
      <text:p text:style-name="Standard"><text:s text:c="4"/>The channel number must be larger than -2,147,483,648</text:p>
      <text:p text:style-name="Standard"><text:s text:c="4"/>Do not use channel 0.</text:p>
      <text:p text:style-name="Standard"><text:s text:c="4"/></text:p>
      <text:p text:style-name="Standard"><text:s text:c="4"/>Different screens will need separate channels otherwise they all</text:p>
      <text:p text:style-name="Standard"><text:s text:c="4"/>change to the same texture at once.</text:p>
      <text:p text:style-name="Standard"><text:s text:c="4"/></text:p>
      <text:p text:style-name="Standard"><text:s text:c="4"/>NOTE: It is not necessary to set the channel explicitly in the</text:p>
      <text:p text:style-name="Standard"><text:s text:c="4"/>Configuration notecard. The script will generate a unique private channel</text:p>
      <text:p text:style-name="Standard"><text:s text:c="4"/>unless the channel is set in the Configuration notecard. Thus, a setting</text:p>
      <text:p text:style-name="Standard"><text:s text:c="4"/>in the Configuration notecard allows you to override the channel setting,</text:p>
      <text:p text:style-name="Standard"><text:s text:c="4"/>something you might want to do for instance to have several land screens</text:p>
      <text:p text:style-name="Standard"><text:s text:c="4"/>listening on the same channel. Leave it commented out in the Configuration</text:p>
      <text:p text:style-name="Standard"><text:s text:c="4"/>notecard if you simply want a unique private channel for each prim.</text:p>
      <text:p text:style-name="Standard"><text:s text:c="4"/></text:p>
      <text:p text:style-name="Standard"><text:s text:c="4"/><text:span text:style-name="T4">Prim Side(s) Setting</text:span></text:p>
      <text:p text:style-name="Standard"/>
      <text:p text:style-name="Standard"><text:s text:c="4"/>By default the script acts upon all prim faces simultaneously. If you wish</text:p>
      <text:p text:style-name="Standard"><text:s text:c="4"/>to restrict the action to a single prim face you can do so through the</text:p>
      <text:p text:style-name="Standard"><text:s text:c="4"/>Prim Faces dialog menu or by editing the Configuration notecard. To set the</text:p>
      <text:p text:style-name="Standard"><text:s text:c="4"/>side to use in the Configuration notecard add a line of the form</text:p>
      <text:p text:style-name="Standard"><text:s text:c="4"/>"side = &lt;num&gt;"</text:p>
      <text:p text:style-name="Standard"><text:s text:c="4"/>where &lt;num&gt; is the face number you desire to modify. For instance,</text:p>
      <text:p text:style-name="Standard"><text:s text:c="4"/>side = 3</text:p>
      <text:p text:style-name="Standard"><text:s text:c="4"/>would restrict configuration script modifications to face 3 of the prim.</text:p>
      <text:p text:style-name="Standard"><text:s text:c="4"/>Use a value of -1 to indicate all sides.</text:p>
      <text:p text:style-name="Standard"><text:s text:c="4"/></text:p>
      <text:p text:style-name="Standard"><text:s text:c="4"/><text:span text:style-name="T4">Specifying Textures</text:span></text:p>
      <text:p text:style-name="Standard"><text:s text:c="4"/></text:p>
      <text:p text:style-name="Standard"><text:s text:c="4"/>You can specify the texture names and UUID's to use (limit 16 total)</text:p>
      <text:p text:style-name="Standard"><text:s text:c="4"/>in the Configuration notecard. By default 16 textures (already uploaded</text:p>
      <text:p text:style-name="Standard"><text:s text:c="4"/>from the Wikimedia Commons) are provided. These textures are licensed to</text:p>
      <text:p text:style-name="Standard"><text:s text:c="4"/>allow free redistribution and use. To replace any of these textures,</text:p>
      <text:p text:style-name="Standard"><text:s text:c="4"/>comment or delete the texture entry you wish to replace and add a line of</text:p>
      <text:p text:style-name="Standard"><text:s text:c="4"/>the form "&lt;texture name&gt; = &lt;texture UUID&gt;". To find the UUID of a texture</text:p>
      <text:p text:style-name="Standard"><text:s text:c="4"/>right click the texture in your inventory and from the popup menu select</text:p>
      <text:p text:style-name="Standard"><text:s text:c="4"/>"Copy asset UUID". You must have full permission on the texture. You can</text:p>
      <text:p text:style-name="Standard"><text:s text:c="4"/>then paste it to the notecard as required (Command-V on Mac, Ctrl-V on</text:p>
      <text:p text:style-name="Standard"><text:s text:c="4"/>Windows).</text:p>
      <text:p text:style-name="Standard"/>
      <text:p text:style-name="P1">Known Problems &amp; Limitations</text:p>
      <text:p text:style-name="Standard"/>
      <text:p text:style-name="Standard">With one of the media devices used in testing the channel was reset by the</text:p>
      <text:p text:style-name="Standard">media device when initializing the display on a prim configured with the</text:p>
      <text:p text:style-name="Standard">parcel media texture. At this point the Primp! configuration dialogs do not</text:p>
      <text:p text:style-name="Standard">respond. If this happens the Primp! configuration script can be reset by</text:p>
      <text:p text:style-name="Standard">clicking the Tools menu entry at the top of the Second Life window and</text:p>
      <text:p text:style-name="Standard"><text:soft-page-break/>selecting "Reset Scripts in Selection" from the drop down menu. If you are</text:p>
      <text:p text:style-name="Standard">using Second Life Viewer 2 then the script can be reset by clicking the</text:p>
      <text:p text:style-name="Standard">Build menu entry at the top of the Second Life Viewer 2 window and selecting</text:p>
      <text:p text:style-name="Standard">"Scripts" then "Reset Scripts".</text:p>
      <text:p text:style-name="Standard"/>
      <text:p text:style-name="Standard">Total number of textures the Primp! configuration script dialog menus can</text:p>
      <text:p text:style-name="Standard">display is currently limited to 16. Future updates will address this.</text:p>
      <text:p text:style-name="Standard"/>
      <text:p text:style-name="Standard">Exiting the "Get Face #" dialog via the "Ignore" button will leave any</text:p>
      <text:p text:style-name="Standard">blank textured faces blank rather than restoring their original texture.</text:p>
      <text:p text:style-name="Standard">This is the nature of LSL dialog menus. Exit the "Get Face #" dialog via</text:p>
      <text:p text:style-name="Standard">the "Done" button.</text:p>
      <text:p text:style-name="Standard"/>
      <text:p text:style-name="Standard">Due to the way the script saves and restores textures on faces during the</text:p>
      <text:p text:style-name="Standard">"Get Face #" dialog coupled with Linden Labs restrictions on llGetTexture(),</text:p>
      <text:p text:style-name="Standard">this dialog menu is only available if the object has full permissions.</text:p>
      <text:p text:style-name="Standard"/>
      <text:p text:style-name="Standard">The script will time out after an hour. Touch again to restart.</text:p>
      <text:p text:style-name="Standard"/>
      <text:p text:style-name="Standard">Visit my blog at <text:a xlink:type="simple" xlink:href="http://missyrestless.blogspot.com/">http://missyrestless.blogspot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nald Record</meta:initial-creator>
    <meta:creation-date>2010-09-27T15:02:47.65</meta:creation-date>
    <meta:document-statistic meta:table-count="0" meta:image-count="0" meta:object-count="0" meta:page-count="6" meta:paragraph-count="220" meta:word-count="2185" meta:character-count="13170"/>
    <dc:date>2010-09-27T15:10:58.57</dc:date>
    <dc:creator>Ronald Record</dc:creator>
    <meta:editing-duration>PT00H08M12S</meta:editing-duration>
    <meta:editing-cycles>1</meta:editing-cycles>
    <meta:generator>OpenOffice.org/3.2$Win32 OpenOffice.org_project/320m12$Build-9483</meta:generator>
  </office:meta>
</office:document-meta>
</file>